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Sans " svg:font-family="Sans" style:font-family-generic="swiss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6d20" officeooo:paragraph-rsid="001d6d20" style:font-weight-asian="bold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d6d20" officeooo:paragraph-rsid="001d6d2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eddd7" officeooo:paragraph-rsid="001eddd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1d6d20" officeooo:paragraph-rsid="001d6d20" style:font-size-asian="15pt" style:font-weight-asian="normal" style:font-size-complex="15pt" style:font-weight-complex="normal"/>
    </style:style>
    <style:style style:name="P5" style:family="paragraph" style:parent-style-name="Standard">
      <style:text-properties officeooo:paragraph-rsid="001d6d20"/>
    </style:style>
    <style:style style:name="P6" style:family="paragraph" style:parent-style-name="Standard">
      <style:text-properties fo:font-size="12pt" style:text-underline-style="none" fo:font-weight="normal" officeooo:rsid="001d6d20" officeooo:paragraph-rsid="001d6d2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eddd7" officeooo:paragraph-rsid="001eddd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1eddd7" officeooo:paragraph-rsid="001eddd7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ddd7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15pt"/>
    </style:style>
    <style:style style:name="T5" style:family="text">
      <style:text-properties style:font-name="Liberation Serif"/>
    </style:style>
    <style:style style:name="T6" style:family="text">
      <style:text-properties fo:font-size="12pt" style:text-underline-style="none" fo:font-weight="normal" officeooo:rsid="001d6d2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eddd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pping hw/sw</text:p>
      <text:p text:style-name="P1"/>
      <text:p text:style-name="P1">WebServer: <text:span text:style-name="T1">il server utilizzato è Apache Tomcat .</text:span></text:p>
      <text:p text:style-name="P1">Interface layer: <text:span text:style-name="T1">l’utente usufruisce del sistema GuardaTV tramite un’applicazione browser installata all’interno del suo calcolatore [e.g. Google Chrome, Mozilla Firefox, Opera, Microsoft Edge].</text:span></text:p>
      <text:p text:style-name="P1">Application logic layer: <text:span text:style-name="T1">le funzionalità del sistema sono state implementate mediante l’API Java Servlet.</text:span></text:p>
      <text:p text:style-name="P1">Database Server: <text:span text:style-name="T1">il DMBS usato è MySQL. </text:span></text:p>
      <text:p text:style-name="P1"><text:span text:style-name="T1"/></text:p>
      <text:p text:style-name="P2">Boundary condition</text:p>
      <text:p text:style-name="P2"/>
      <text:p text:style-name="P5"><text:span text:style-name="T6">Le condizioni limite riguardano l’accensione e lo spegnimento del sistema per quanto c</text:span><text:span text:style-name="T7">oncerne</text:span><text:span text:style-name="T6"> il lato server.</text:span></text:p>
      <text:p text:style-name="P6"/>
      <text:p text:style-name="P3">Persistent data management</text:p>
      <text:p text:style-name="P4"/>
      <text:p text:style-name="P8"><text:bookmark text:name="page20R_mcid1"/>Per la memorizzazione dei dati è stato scelto di utilizzare un Database Relazionale per consentire brevi <text:line-break/>tempi di risposta e ridurre i limiti di spazio di archiviazione. I dati presenti <text:line-break/>nel database sono privatizzati, vale a dire che il DBMS consente un accesso protetto, di conseguenza con operazioni diverse, l’utente, può accedere a diverse sezioni del database. 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Sans " svg:font-family="Sans" style:font-family-generic="swiss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02T16:00:42.587206586</meta:creation-date>
    <dc:date>2021-12-02T16:15:53.761747095</dc:date>
    <meta:editing-duration>PT4M41S</meta:editing-duration>
    <meta:editing-cycles>1</meta:editing-cycles>
    <meta:document-statistic meta:table-count="0" meta:image-count="0" meta:object-count="0" meta:page-count="1" meta:paragraph-count="9" meta:word-count="132" meta:character-count="922" meta:non-whitespace-character-count="795"/>
    <meta:generator>LibreOffice/6.3.5.2$Linux_X86_64 LibreOffice_project/30$Build-2</meta:generator>
  </office:meta>
</office:document-meta>
</file>